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12_15-20-40_000.jpg</text:p>
          </table:table-cell>
          <table:table-cell table:style-name="ce27" office:value-type="string">
            <text:p>:bookmemo / 読んだ本 / 『疫病vs神』 / 著者=島田裕巳 / 途中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bookmemo / 読んだ本 / 『疫病vs神』 / 著者=島田裕巳 / 途中">
            <text:p>:bookmemo / 読んだ本 / 『疫病vs神』 / 著者=島田裕巳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12_15-20-48_000.jpg</text:p>
          </table:table-cell>
          <table:table-cell table:style-name="ce29" office:value-type="string">
            <text:p>:bookmemo / 読んだ本 / 『疫病vs神』 / 著者=島田裕巳 / 途中 ここまで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bookmemo / 読んだ本 / 『疫病vs神』 / 著者=島田裕巳 / 途中 ここまで">
            <text:p>:bookmemo / 読んだ本 / 『疫病vs神』 / 著者=島田裕巳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12_15-21-23_000.jpg</text:p>
          </table:table-cell>
          <table:table-cell table:style-name="ce29" office:value-type="string">
            <text:p>:m #*# RES / JVEMV6 64#193_shimada_ekibyoo / 『疫病vs神』 著者=島田裕巳,校注=~ / p.73 / w=~,topic=~,publisher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#*# RES / JVEMV6 64#193_shimada_ekibyoo / 『疫病vs神』 著者=島田裕巳,校注=~ / p.73 / w=~,topic=~,publisher=~,other=~">
            <text:p>:m #*# RES / JVEMV6 64#193_shimada_ekibyoo / 『疫病vs神』 著者=島田裕巳,校注=~ / p.73 / w=~,topic=~,publisher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0-12_19-06-05_000.jpg</text:p>
          </table:table-cell>
          <table:table-cell table:style-name="ce27" office:value-type="string">
            <text:p>:m :篠笛,shinobue #*# / session-memo:session-1 / p.1:genre=melody,key=h-7(A),file-piece-musescore=~ \\\ p.2:genre=melody:continue-from:page-1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篠笛,shinobue #*# / session-memo:session-1 / p.1:genre=melody,key=h-7(A),file-piece-musescore=~ \\\ p.2:genre=melody:continue-from:page-1,file-piece-musescore=~">
            <text:p>:m :篠笛,shinobue #*# / session-memo:session-1 / p.1:genre=melody,key=h-7(A),file-piece-musescore=~ \\\ p.2:genre=melody:continue-from:page-1,file-piece-musescore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float" office:value="0">
            <text:p>0</text:p>
          </table:table-cell>
          <table:table-cell table:style-name="ce10" table:formula="of:=RIGHT([.B6];[.K6])" office:value-type="float" office:value="0">
            <text:p>#VALUE!</text:p>
          </table:table-cell>
          <table:table-cell table:style-name="ce53" table:formula="of:=FIND(&quot;.&quot;;[.B6];1)" office:value-type="float" office:value="0">
            <text:p>#VALUE!</text:p>
          </table:table-cell>
          <table:table-cell table:formula="of:=LEN([.B6])" office:value-type="float" office:value="0">
            <text:p>0</text:p>
          </table:table-cell>
          <table:table-cell table:formula="of:=[.J6]-[.I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float" office:value="0">
            <text:p>0</text:p>
          </table:table-cell>
          <table:table-cell table:style-name="ce10" table:formula="of:=RIGHT([.B7];[.K7])" office:value-type="float" office:value="0">
            <text:p>#VALUE!</text:p>
          </table:table-cell>
          <table:table-cell table:style-name="ce53" table:formula="of:=FIND(&quot;.&quot;;[.B7];1)" office:value-type="float" office:value="0">
            <text:p>#VALUE!</text:p>
          </table:table-cell>
          <table:table-cell table:formula="of:=LEN([.B7])" office:value-type="float" office:value="0">
            <text:p>0</text:p>
          </table:table-cell>
          <table:table-cell table:formula="of:=[.J7]-[.I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float" office:value="0">
            <text:p>#VALUE!</text:p>
          </table:table-cell>
          <table:table-cell table:style-name="ce53" table:formula="of:=FIND(&quot;.&quot;;[.B8];1)" office:value-type="float" office:value="0">
            <text:p>#VALUE!</text:p>
          </table:table-cell>
          <table:table-cell table:formula="of:=LEN([.B8])" office:value-type="float" office:value="0">
            <text:p>0</text:p>
          </table:table-cell>
          <table:table-cell table:formula="of:=[.J8]-[.I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3">2022/10/13</text:date>, <text:time>11:13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3T11:13:25.91</dc:date>
    <dc:creator>iwabuchi ken</dc:creator>
    <meta:editing-duration>P49DT19H17M57S</meta:editing-duration>
    <meta:editing-cycles>16240</meta:editing-cycles>
    <meta:document-statistic meta:table-count="2" meta:cell-count="905" meta:object-count="0"/>
    <meta:user-defined meta:name="qrichtext">1</meta:user-defined>
  </office:meta>
</office:document-meta>
</file>